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inherit" svg:font-family="inherit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" style:family="paragraph" style:parent-style-name="Preformatted_20_Text">
      <style:text-properties fo:font-variant="normal" fo:text-transform="none" style:font-name="monospace" fo:font-size="11.25pt" fo:letter-spacing="normal" fo:font-style="normal" fo:font-weight="normal" officeooo:paragraph-rsid="00431241"/>
    </style:style>
    <style:style style:name="P3" style:family="paragraph" style:parent-style-name="Preformatted_20_Text">
      <style:text-properties fo:font-variant="normal" fo:text-transform="none" style:font-name="Liberation Sans" fo:font-size="16.1000003814697pt" fo:letter-spacing="normal" fo:font-style="normal" fo:font-weight="bold" officeooo:paragraph-rsid="0043124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4" style:family="paragraph" style:parent-style-name="Preformatted_20_Text">
      <style:paragraph-properties fo:margin-left="0.4925in" fo:margin-right="0in" fo:text-indent="0in" style:auto-text-indent="false"/>
      <style:text-properties fo:font-variant="normal" fo:text-transform="none" style:font-name="monospace" fo:font-size="11.25pt" fo:letter-spacing="normal" fo:font-style="normal" fo:font-weight="normal" officeooo:paragraph-rsid="00431241"/>
    </style:style>
    <style:style style:name="P5" style:family="paragraph" style:parent-style-name="Preformatted_20_Text">
      <style:paragraph-properties fo:margin-left="0.4925in" fo:margin-right="0in" fo:text-indent="0in" style:auto-text-indent="false"/>
      <style:text-properties fo:font-variant="normal" fo:text-transform="none" style:font-name="monospace" fo:font-size="11.25pt" fo:letter-spacing="normal" fo:font-style="normal" fo:font-weight="normal" officeooo:paragraph-rsid="0053d4c9"/>
    </style:style>
    <style:style style:name="P6" style:family="paragraph" style:parent-style-name="Preformatted_20_Text">
      <loext:graphic-properties draw:fill="solid" draw:fill-color="#eeeeee" draw:opacity="100%"/>
      <style:paragraph-properties fo:margin-left="0.4925in" fo:margin-right="0in" fo:orphans="2" fo:widows="2" fo:text-indent="0in" style:auto-text-indent="false" fo:background-color="#eeeeee" fo:padding="0in" fo:border="none"/>
      <style:text-properties fo:font-variant="normal" fo:text-transform="none" fo:letter-spacing="normal"/>
    </style:style>
    <style:style style:name="P7" style:family="paragraph" style:parent-style-name="Preformatted_20_Text">
      <loext:graphic-properties draw:fill="solid" draw:fill-color="#eeeeee" draw:opacity="100%"/>
      <style:paragraph-properties fo:margin-left="0.4925in" fo:margin-right="0in" fo:orphans="2" fo:widows="2" fo:text-indent="0in" style:auto-text-indent="false" fo:background-color="#eeeeee" fo:padding="0in" fo:border="none"/>
      <style:text-properties fo:font-variant="normal" fo:text-transform="none" fo:letter-spacing="normal" officeooo:paragraph-rsid="0053d4c9"/>
    </style:style>
    <style:style style:name="P8" style:family="paragraph" style:parent-style-name="Preformatted_20_Text">
      <loext:graphic-properties draw:fill="solid" draw:fill-color="#eeeeee" draw:opacity="100%"/>
      <style:paragraph-properties fo:margin-left="0.4925in" fo:margin-right="0in" fo:margin-top="0in" fo:margin-bottom="0.1965in" style:contextual-spacing="false" fo:orphans="2" fo:widows="2" fo:text-indent="0in" style:auto-text-indent="false" fo:background-color="#eeeeee" fo:padding="0in" fo:border="none"/>
      <style:text-properties fo:font-variant="normal" fo:text-transform="none" style:font-name="monospace" fo:font-size="11.25pt" fo:letter-spacing="normal" fo:font-style="normal" fo:font-weight="normal"/>
    </style:style>
    <style:style style:name="P9" style:family="paragraph" style:parent-style-name="Preformatted_20_Text">
      <loext:graphic-properties draw:fill="solid" draw:fill-color="#eeeeee" draw:opacity="100%"/>
      <style:paragraph-properties fo:margin-left="0.4925in" fo:margin-right="0in" fo:margin-top="0in" fo:margin-bottom="0.1965in" style:contextual-spacing="false" fo:orphans="2" fo:widows="2" fo:text-indent="0in" style:auto-text-indent="false" fo:background-color="#eeeeee" fo:padding="0in" fo:border="none"/>
      <style:text-properties fo:font-variant="normal" fo:text-transform="none" style:font-name="monospace" fo:font-size="11.25pt" fo:letter-spacing="normal" fo:font-style="normal" fo:font-weight="normal" officeooo:paragraph-rsid="0053d4c9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officeooo:paragraph-rsid="0023bc40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officeooo:paragraph-rsid="0027bf32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officeooo:paragraph-rsid="0033029b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officeooo:paragraph-rsid="002d4037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officeooo:paragraph-rsid="0033a4c4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officeooo:paragraph-rsid="00357d2e"/>
    </style:style>
    <style:style style:name="P16" style:family="paragraph" style:parent-style-name="Standard">
      <style:text-properties officeooo:paragraph-rsid="0007cc5c"/>
    </style:style>
    <style:style style:name="P17" style:family="paragraph" style:parent-style-name="Standard">
      <style:text-properties officeooo:paragraph-rsid="000fc2e9"/>
    </style:style>
    <style:style style:name="P18" style:family="paragraph" style:parent-style-name="Standard">
      <style:text-properties officeooo:paragraph-rsid="001a1c59"/>
    </style:style>
    <style:style style:name="P19" style:family="paragraph" style:parent-style-name="Standard">
      <style:text-properties officeooo:paragraph-rsid="0023bc40"/>
    </style:style>
    <style:style style:name="P20" style:family="paragraph" style:parent-style-name="Standard">
      <style:text-properties officeooo:paragraph-rsid="0027bf32"/>
    </style:style>
    <style:style style:name="P21" style:family="paragraph" style:parent-style-name="Standard">
      <style:text-properties officeooo:paragraph-rsid="002826b7"/>
    </style:style>
    <style:style style:name="P22" style:family="paragraph" style:parent-style-name="Standard">
      <style:text-properties officeooo:paragraph-rsid="00282d39"/>
    </style:style>
    <style:style style:name="P23" style:family="paragraph" style:parent-style-name="Standard">
      <style:text-properties officeooo:paragraph-rsid="002d4037"/>
    </style:style>
    <style:style style:name="P24" style:family="paragraph" style:parent-style-name="Standard">
      <style:text-properties officeooo:paragraph-rsid="0033029b"/>
    </style:style>
    <style:style style:name="P25" style:family="paragraph" style:parent-style-name="Standard">
      <style:text-properties officeooo:paragraph-rsid="00421d3f"/>
    </style:style>
    <style:style style:name="P26" style:family="paragraph" style:parent-style-name="Standard">
      <style:text-properties officeooo:paragraph-rsid="00431241"/>
    </style:style>
    <style:style style:name="P27" style:family="paragraph" style:parent-style-name="Standard">
      <style:text-properties fo:font-variant="normal" fo:text-transform="none" style:font-name="monospace" fo:font-size="11.25pt" fo:letter-spacing="normal" fo:font-style="normal" fo:font-weight="normal" officeooo:paragraph-rsid="0053d4c9"/>
    </style:style>
    <style:style style:name="P28" style:family="paragraph" style:parent-style-name="Standard">
      <style:text-properties officeooo:paragraph-rsid="00575ac1"/>
    </style:style>
    <style:style style:name="P29" style:family="paragraph" style:parent-style-name="Standard">
      <style:paragraph-properties fo:margin-left="0in" fo:margin-right="0in" fo:text-indent="0in" style:auto-text-indent="false"/>
      <style:text-properties officeooo:paragraph-rsid="002d4037"/>
    </style:style>
    <style:style style:name="P3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1" style:family="paragraph" style:parent-style-name="Heading_20_2">
      <style:text-properties officeooo:paragraph-rsid="002bab15"/>
    </style:style>
    <style:style style:name="P32" style:family="paragraph" style:parent-style-name="Standard">
      <style:text-properties officeooo:paragraph-rsid="00575ac1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style:font-name="monospace" fo:font-size="11.25pt" fo:font-style="normal" fo:font-weight="normal"/>
    </style:style>
    <style:style style:name="T3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  <style:style style:name="T4" style:family="text">
      <style:text-properties officeooo:rsid="00450011"/>
    </style:style>
    <style:style style:name="T5" style:family="text">
      <style:text-properties style:font-name="monospace" fo:font-size="11.25pt" fo:font-style="normal" fo:font-weight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0"><text:a xlink:type="simple" xlink:href="#__RefHeading___Toc39717_421221053" text:style-name="Index_20_Link" text:visited-style-name="Index_20_Link">Script<text:tab/>1</text:a></text:p>
          <text:p text:style-name="P30"><text:a xlink:type="simple" xlink:href="#__RefHeading___Toc39719_421221053" text:style-name="Index_20_Link" text:visited-style-name="Index_20_Link">Shell script<text:tab/>1</text:a></text:p>
          <text:p text:style-name="P30"><text:a xlink:type="simple" xlink:href="#__RefHeading___Toc39721_421221053" text:style-name="Index_20_Link" text:visited-style-name="Index_20_Link">The Shebang<text:tab/>1</text:a></text:p>
          <text:p text:style-name="P30"><text:a xlink:type="simple" xlink:href="#__RefHeading___Toc39723_421221053" text:style-name="Index_20_Link" text:visited-style-name="Index_20_Link">Làm sao biết được shell hiện tại là gì<text:tab/>1</text:a></text:p>
          <text:p text:style-name="P30"><text:a xlink:type="simple" xlink:href="#__RefHeading___Toc39725_421221053" text:style-name="Index_20_Link" text:visited-style-name="Index_20_Link">Chạy 1 script trong background<text:tab/>1</text:a></text:p>
          <text:p text:style-name="P30"><text:a xlink:type="simple" xlink:href="#__RefHeading___Toc39727_421221053" text:style-name="Index_20_Link" text:visited-style-name="Index_20_Link">Xem process<text:tab/>2</text:a></text:p>
          <text:p text:style-name="P30"><text:a xlink:type="simple" xlink:href="#__RefHeading___Toc39731_421221053" text:style-name="Index_20_Link" text:visited-style-name="Index_20_Link">2 cách truy xuất đến biến<text:tab/>2</text:a></text:p>
          <text:p text:style-name="P30"><text:a xlink:type="simple" xlink:href="#__RefHeading___Toc39733_421221053" text:style-name="Index_20_Link" text:visited-style-name="Index_20_Link">Gán output của 1 lệnh cho 1 biến --&gt; cái này rất mới<text:tab/>2</text:a></text:p>
          <text:p text:style-name="P30"><text:a xlink:type="simple" xlink:href="#__RefHeading___Toc39735_421221053" text:style-name="Index_20_Link" text:visited-style-name="Index_20_Link">Conditions (tên theo script là tests) --&gt; cái này rất mới<text:tab/>2</text:a></text:p>
          <text:p text:style-name="P30"><text:a xlink:type="simple" xlink:href="#__RefHeading___Toc39740_421221053" text:style-name="Index_20_Link" text:visited-style-name="Index_20_Link">The if statement<text:tab/>3</text:a></text:p>
          <text:p text:style-name="P30"><text:a xlink:type="simple" xlink:href="#__RefHeading___Toc39742_421221053" text:style-name="Index_20_Link" text:visited-style-name="Index_20_Link">The for loop<text:tab/>3</text:a></text:p>
          <text:p text:style-name="P30"><text:a xlink:type="simple" xlink:href="#__RefHeading___Toc39744_421221053" text:style-name="Index_20_Link" text:visited-style-name="Index_20_Link">Substring trong script<text:tab/>3</text:a></text:p>
          <text:p text:style-name="P30"><text:a xlink:type="simple" xlink:href="#__RefHeading___Toc12609_3670047285" text:style-name="Index_20_Link" text:visited-style-name="Index_20_Link">Length of string<text:tab/>4</text:a></text:p>
          <text:p text:style-name="P30"><text:a xlink:type="simple" xlink:href="#__RefHeading___Toc12611_3670047285" text:style-name="Index_20_Link" text:visited-style-name="Index_20_Link">Make directories and copy files according to conditions<text:tab/>4</text:a></text:p>
          <text:p text:style-name="P30"><text:a xlink:type="simple" xlink:href="#__RefHeading___Toc39746_421221053" text:style-name="Index_20_Link" text:visited-style-name="Index_20_Link">Positional parameters<text:tab/>4</text:a></text:p>
          <text:p text:style-name="P30"><text:a xlink:type="simple" xlink:href="#__RefHeading___Toc39748_421221053" text:style-name="Index_20_Link" text:visited-style-name="Index_20_Link">Comments<text:tab/>4</text:a></text:p>
          <text:p text:style-name="P30"><text:a xlink:type="simple" xlink:href="#__RefHeading___Toc39750_421221053" text:style-name="Index_20_Link" text:visited-style-name="Index_20_Link">Getting user input<text:tab/>4</text:a></text:p>
          <text:p text:style-name="P30"><text:a xlink:type="simple" xlink:href="#__RefHeading___Toc12613_3670047285" text:style-name="Index_20_Link" text:visited-style-name="Index_20_Link">Loop from the stdout<text:tab/>5</text:a></text:p>
        </text:index-body>
      </text:table-of-content>
      <text:p text:style-name="Standard"/>
      <text:p text:style-name="Standard"/>
      <text:h text:style-name="Heading_20_2" text:outline-level="2"><text:bookmark-start text:name="__RefHeading___Toc39717_421221053"/>Script<text:bookmark-end text:name="__RefHeading___Toc39717_421221053"/></text:h>
      <text:p text:style-name="P16"><text:tab/>-Là chuỗi các lệnh mà máy tính sẽ thực hiện tuần tự</text:p>
      <text:p text:style-name="P16"><text:tab/>-Bất cứ command nào mà có thể đặt trong terminal thì có thể đặt trong script </text:p>
      <text:p text:style-name="P16"><text:tab/>-Great at automating tasks</text:p>
      <text:h text:style-name="Heading_20_2" text:outline-level="2"><text:bookmark-start text:name="__RefHeading___Toc39719_421221053"/>Shell script<text:bookmark-end text:name="__RefHeading___Toc39719_421221053"/></text:h>
      <text:p text:style-name="P16"><text:tab/>Trong trường hợp trình biên dịch là shell, ta có shell script. Tương tự với bash script </text:p>
      <text:h text:style-name="Heading_20_2" text:outline-level="2"><text:bookmark-start text:name="__RefHeading___Toc39721_421221053"/>The Shebang <text:bookmark-end text:name="__RefHeading___Toc39721_421221053"/></text:h>
      <text:p text:style-name="P16"><text:tab/>#!: sharp bang --&gt; pronounced as “she bang”</text:p>
      <text:p text:style-name="P17"><text:tab/>#!/bin/bash: chỉ đường dẫn đến trình biên dịch, trong trường hợp này là /bin/bash</text:p>
      <text:p text:style-name="P17"><text:tab/>Câu lệnh chỉ rõ interpreter nào được chọn làm trình biên dịch phải được đặt ở đầu của script. <text:tab/>Nếu ko, các lệnh trong script sẽ được thực hiện bằng current shell. Điều này có thể ok trong <text:tab/>nhiều trường hợp nhưng tốt nhất ko nên tạo ra nhầm lẫn. </text:p>
      <text:h text:style-name="Heading_20_2" text:outline-level="2"><text:bookmark-start text:name="__RefHeading___Toc39723_421221053"/>Làm sao biết được shell hiện tại là gì<text:bookmark-end text:name="__RefHeading___Toc39723_421221053"/></text:h>
      <text:p text:style-name="P17"><text:tab/>echo $SHELL</text:p>
      <text:p text:style-name="P17"/>
      <text:h text:style-name="Heading_20_2" text:outline-level="2"><text:bookmark-start text:name="__RefHeading___Toc39725_421221053"/>Chạy 1 script trong background<text:bookmark-end text:name="__RefHeading___Toc39725_421221053"/></text:h>
      <text:p text:style-name="P17"><text:tab/>Thêm dấu &amp; sau tên script </text:p>
      <text:h text:style-name="Heading_20_2" text:outline-level="2"><text:bookmark-start text:name="__RefHeading___Toc39727_421221053"/><text:soft-page-break/>Xem process<text:bookmark-end text:name="__RefHeading___Toc39727_421221053"/></text:h>
      <text:p text:style-name="P17"><text:tab/>ps -fp process_id</text:p>
      <text:p text:style-name="P17"/>
      <text:h text:style-name="Heading_20_2" text:outline-level="2"><text:bookmark-start text:name="__RefHeading___Toc39731_421221053"/>2 cách truy xuất đến biến<text:bookmark-end text:name="__RefHeading___Toc39731_421221053"/></text:h>
      <text:p text:style-name="P16"><text:tab/>$tên_biến</text:p>
      <text:p text:style-name="P16"><text:tab/>${tên_biến}: dùng trong trường hợp cần có gì đó theo ngay sau tên biến nhưng ta ko muốn trình <text:tab/>biên dịch nhầm nó là 1 phần của tên biến. Chú ý muốn sử dụng “ thì thêm backslash để escape <text:tab/>kí tự đặc biệt.</text:p>
      <text:h text:style-name="P31" text:outline-level="2"><text:bookmark-start text:name="__RefHeading___Toc39733_421221053"/>Gán output của 1 lệnh cho 1 biến <text:span text:style-name="T1">--&gt; cái này rất mới </text:span><text:bookmark-end text:name="__RefHeading___Toc39733_421221053"/></text:h>
      <text:p text:style-name="P18"><text:tab/>Ta dùng $ và cặp dấu ngoặc tròn $() hoặc cặp dấu back ticks `` (cách này cũ và có thể thấy trong <text:tab/>những script cũ)</text:p>
      <text:p text:style-name="P18"><text:tab/>Ví dụ: biến=<text:span text:style-name="T1">$(</text:span>command<text:span text:style-name="T1">)</text:span></text:p>
      <text:p text:style-name="P18"/>
      <text:h text:style-name="Heading_20_2" text:outline-level="2"><text:bookmark-start text:name="__RefHeading___Toc39735_421221053"/>Conditions (tên theo script là tests) <text:span text:style-name="T1">--&gt; cái này rất mới </text:span><text:bookmark-end text:name="__RefHeading___Toc39735_421221053"/></text:h>
      <text:p text:style-name="P16"><text:tab/>-Được đặt trong cặp dấu [condition_to_test_for] </text:p>
      <text:p text:style-name="P19"><text:tab/>-Điều kiện có thể là: kiểm tra nếu 2 chuỗi bằng nhau hoặc 1 số lớn hơn số kia hoặc 1 file có tồn <text:tab/>tại ko</text:p>
      <text:p text:style-name="P19"><text:tab/>-man test hoặc help test để hiểu các loại điều kiện ta có thể thực hiện trong script </text:p>
      <text:p text:style-name="P19"><text:tab/>-Một vài common test:</text:p>
      <text:p text:style-name="P19"><text:tab/><text:tab/>File operators:</text:p>
      <text:p text:style-name="P10"><text:tab/><text:tab/>-d FILE: True nếu thư mục tồn tại</text:p>
      <text:p text:style-name="P10"><text:tab/><text:tab/>-e FILE: True nếu file tồn tại</text:p>
      <text:p text:style-name="P11"><text:tab/><text:tab/>-f FILE: True nếu file tồn tại và là 1 regular file</text:p>
      <text:p text:style-name="P11"><text:tab/><text:tab/>-r FILE: True nếu file readable bởi bạn</text:p>
      <text:p text:style-name="P11"><text:tab/><text:tab/>-s FILE: True nếu file tồn tại và ko rỗng </text:p>
      <text:p text:style-name="P11"><text:tab/><text:tab/>-w FILE: True nếu file is writable by you </text:p>
      <text:p text:style-name="P11"><text:tab/><text:tab/>-x FILE: True nếu file is executable by you </text:p>
      <text:p text:style-name="P20"><text:tab/><text:tab/>String operators:</text:p>
      <text:p text:style-name="P20"><text:tab/><text:tab/><text:tab/>-z STRING: True nếu chuỗi là rỗng</text:p>
      <text:p text:style-name="P21"><text:tab/><text:tab/><text:tab/>-n STRNG: True nếu chuỗi là ko rỗng</text:p>
      <text:p text:style-name="P21"><text:tab/><text:tab/><text:tab/>STRING1=STRING2: True nếu 2 chuỗi giống nhau </text:p>
      <text:p text:style-name="P21"><text:tab/><text:tab/><text:tab/>STRING1!=STRING2: True nếu 2 chuỗi khác nhau --&gt; <text:span text:style-name="T1">chú ý phải có khoảng <text:tab/><text:tab/><text:tab/><text:tab/>cách như này: if [ $s1 = $s2 ]; then echo equal; fi</text:span></text:p>
      <text:p text:style-name="P21"><text:tab/><text:tab/>Arithmetic operators:</text:p>
      <text:p text:style-name="P22"><text:tab/><text:tab/><text:tab/>arg1 -eq arg2: equal</text:p>
      <text:p text:style-name="P22"><text:tab/><text:tab/><text:tab/>arg1 -ne arg2: not equal </text:p>
      <text:p text:style-name="P22"/>
      <text:p text:style-name="P22"><text:tab/><text:tab/><text:tab/>arg1 -lt arg2: less than </text:p>
      <text:p text:style-name="P22"><text:tab/><text:tab/><text:tab/>arg1 -le arg2: less than or equal to </text:p>
      <text:p text:style-name="P22"/>
      <text:p text:style-name="P22"><text:tab/><text:tab/><text:tab/>arg1 -gt arg2: greater than </text:p>
      <text:p text:style-name="P22"><text:tab/><text:tab/><text:tab/>arg1 -ge arg2: greater than or equal to </text:p>
      <text:h text:style-name="Heading_20_2" text:outline-level="2"><text:bookmark-start text:name="__RefHeading___Toc39740_421221053"/><text:soft-page-break/>The if statement <text:bookmark-end text:name="__RefHeading___Toc39740_421221053"/></text:h>
      <text:p text:style-name="P24"><text:tab/>-<text:span text:style-name="T1">Cú pháp if đơn:</text:span></text:p>
      <text:p text:style-name="P12"><text:tab/>if [condition]</text:p>
      <text:p text:style-name="P13"><text:tab/>then</text:p>
      <text:p text:style-name="P13"><text:tab/><text:tab/>command1</text:p>
      <text:p text:style-name="P13"><text:tab/><text:tab/>command2</text:p>
      <text:p text:style-name="P13"><text:tab/>fi</text:p>
      <text:p text:style-name="P13">-<text:span text:style-name="T1">Cú pháp if.. else:</text:span></text:p>
      <text:p text:style-name="P14"><text:tab/>if [condition]</text:p>
      <text:p text:style-name="P14"><text:tab/>then</text:p>
      <text:p text:style-name="P14"><text:tab/><text:tab/>command1</text:p>
      <text:p text:style-name="P14"><text:tab/><text:tab/>command2</text:p>
      <text:p text:style-name="P14"><text:tab/>else #</text:p>
      <text:p text:style-name="P14"><text:tab/><text:tab/>command3</text:p>
      <text:p text:style-name="P14"><text:tab/><text:tab/>command4</text:p>
      <text:p text:style-name="P14"><text:tab/>fi</text:p>
      <text:p text:style-name="P13">-<text:span text:style-name="T1">Cú pháp if .. elif .. else.. fi</text:span></text:p>
      <text:p text:style-name="P15"><text:tab/>if [condition]</text:p>
      <text:p text:style-name="P15"><text:tab/>then</text:p>
      <text:p text:style-name="P15"><text:tab/><text:tab/>command1</text:p>
      <text:p text:style-name="P15"><text:tab/><text:tab/>command2</text:p>
      <text:p text:style-name="P15"><text:tab/>elif [condition]</text:p>
      <text:p text:style-name="P15"><text:tab/><text:tab/>command3</text:p>
      <text:p text:style-name="P15"><text:tab/><text:tab/>command4</text:p>
      <text:p text:style-name="P15"><text:tab/>else #</text:p>
      <text:p text:style-name="P15"><text:tab/><text:tab/>command5</text:p>
      <text:p text:style-name="P15"><text:tab/><text:tab/>command6</text:p>
      <text:p text:style-name="P15"><text:tab/>fi</text:p>
      <text:p text:style-name="P13">-Chú ý: </text:p>
      <text:p text:style-name="P13"><text:tab/>Trong điều kiện, nên đặt $tên_biến trong cặp dấu “” </text:p>
      <text:h text:style-name="Heading_20_2" text:outline-level="2"><text:bookmark-start text:name="__RefHeading___Toc39742_421221053"/>The for loop<text:bookmark-end text:name="__RefHeading___Toc39742_421221053"/></text:h>
      <text:p text:style-name="P29"><text:tab/>-Cú pháp</text:p>
      <text:p text:style-name="P29"><text:tab/><text:tab/>for tên_biến in item1 item2 item3</text:p>
      <text:p text:style-name="P29"><text:tab/><text:tab/>do</text:p>
      <text:p text:style-name="P29"><text:tab/><text:tab/><text:tab/>command1</text:p>
      <text:p text:style-name="P29"><text:tab/><text:tab/><text:tab/>command2</text:p>
      <text:p text:style-name="P29"><text:tab/><text:tab/>...</text:p>
      <text:p text:style-name="P29"><text:tab/><text:tab/>done</text:p>
      <text:h text:style-name="Heading_20_2" text:outline-level="2"><text:bookmark-start text:name="__RefHeading___Toc39744_421221053"/>Substring trong script <text:bookmark-end text:name="__RefHeading___Toc39744_421221053"/></text:h>
      <text:p text:style-name="P23"><text:tab/><text:span text:style-name="Source_20_Text"><text:span text:style-name="T3">b=${a:12:5}</text:span></text:span></text:p>
      <text:p text:style-name="P23"><text:tab/>12: là điểm tại đó ta bắt đầu extract substring (<text:span text:style-name="T1">zero-based</text:span>)</text:p>
      <text:p text:style-name="P23"><text:tab/>5: độ dài chuỗi cần lấy</text:p>
      <text:h text:style-name="Heading_20_2" text:outline-level="2"><text:bookmark-start text:name="__RefHeading___Toc12609_3670047285"/><text:soft-page-break/>Length of string<text:bookmark-end text:name="__RefHeading___Toc12609_3670047285"/></text:h>
      <text:p text:style-name="P28"><text:s/><text:tab/>${#string}</text:p>
      <text:h text:style-name="Heading_20_2" text:outline-level="2"><text:bookmark-start text:name="__RefHeading___Toc12611_3670047285"/>Make directories and copy files according to conditions<text:bookmark-end text:name="__RefHeading___Toc12611_3670047285"/></text:h>
      <text:p text:style-name="P28"><text:tab/>for i in */; do fn=${i:0:${#i}-1}; if [ ${fn:${#fn}-9:9} = "PicardNew" ]; then mkdir <text:tab/>../out/Picard/$i; fi; done</text:p>
      <text:p text:style-name="P28"/>
      <text:p text:style-name="P28"><text:tab/>for i in */; do fn=${i:0:${#i}-1}; if [ ${fn:${#fn}-9:9} = "PicardNew" ]; then cp $i/*.txt <text:s text:c="2"/><text:tab/>../out/Picard/$i; fi; done</text:p>
      <text:p text:style-name="P28"/>
      <text:h text:style-name="Heading_20_2" text:outline-level="2"><text:bookmark-start text:name="__RefHeading___Toc39746_421221053"/>Positional parameters <text:bookmark-end text:name="__RefHeading___Toc39746_421221053"/></text:h>
      <text:p text:style-name="P25"><text:tab/>-Là những biến chứa nội dung của command line </text:p>
      <text:p text:style-name="P26"><text:tab/>-Các biến này có giá trị từ $0 đến $9</text:p>
      <text:p text:style-name="P26"><text:tab/>-Ví dụ: ./example2.sh Yang "buoi sang"</text:p>
      <text:p text:style-name="P26"><text:tab/><text:tab/>--&gt; $0 là example2.sh, $1 là Yang, $2 là “buoi sang”</text:p>
      <text:p text:style-name="P26"/>
      <text:h text:style-name="Heading_20_2" text:outline-level="2"><text:bookmark-start text:name="__RefHeading___Toc39748_421221053"/>Comment<text:span text:style-name="T4">s</text:span><text:bookmark-end text:name="__RefHeading___Toc39748_421221053"/></text:h>
      <text:p text:style-name="P26"><text:tab/>-Ngoại trừ Shebang, tất cả những gì theo sau # đều là nội dung của comment </text:p>
      <text:p text:style-name="P26"/>
      <text:h text:style-name="Heading_20_2" text:outline-level="2"><text:bookmark-start text:name="__RefHeading___Toc39750_421221053"/>Getting user input<text:bookmark-end text:name="__RefHeading___Toc39750_421221053"/></text:h>
      <text:p text:style-name="P26"><text:tab/>-Sử dụng lệnh read </text:p>
      <text:p text:style-name="P26"><text:tab/>-Cú pháp:</text:p>
      <text:p text:style-name="P26"><text:tab/><text:tab/>read -p PROMPT Variable_name </text:p>
      <text:p text:style-name="P26"/>
      <text:p text:style-name="P3">Function</text:p>
      <text:p text:style-name="P2"><text:tab/>-Cú pháp hàm ko có tham số:</text:p>
      <text:p text:style-name="P4">function_name () { </text:p>
      <text:p text:style-name="P6"><text:s text:c="3"/><text:span text:style-name="T5">list of commands</text:span></text:p>
      <text:p text:style-name="P8">}</text:p>
      <text:p text:style-name="P27"><text:tab/>-Cú pháp hàm có tham số:</text:p>
      <text:p text:style-name="P5">function_name () { </text:p>
      <text:p text:style-name="P7"><text:s text:c="3"/><text:span text:style-name="T5">list of commands </text:span><text:span text:style-name="T2">that use some parameters</text:span></text:p>
      <text:p text:style-name="P9">}</text:p>
      <text:p text:style-name="P8"/>
      <text:p text:style-name="P26"><text:tab/>-Cách gọi hàm ko có tham số: <text:s/>function_name</text:p>
      <text:p text:style-name="P26"><text:tab/>-Cách gọi hàm có tham số: function_name ts1 ts2 ...</text:p>
      <text:p text:style-name="P20"/>
      <text:h text:style-name="Heading_20_2" text:outline-level="2"><text:bookmark-start text:name="__RefHeading___Toc12613_3670047285"/><text:soft-page-break/>Loop from the stdout<text:bookmark-end text:name="__RefHeading___Toc12613_3670047285"/></text:h>
      <text:p text:style-name="P20"><text:tab/>for i in $(cat gencode.Grch37.Pseudogene.list.txt) ; do echo $i ;don</text:p>
      <text:p text:style-name="P19"><text:tab/><text:tab/></text:p>
      <text:p text:style-name="P16"/>
      <text:p text:style-name="P16"/>
      <text:p text:style-name="P16"/>
      <text:p text:style-name="P16"/>
      <text:p text:style-name="P16"/>
      <text:p text:style-name="Standard"/>
      <text:p text:style-name="Standard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inherit" svg:font-family="inherit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8T12:37:57.636419050</meta:creation-date>
    <meta:generator>LibreOffice/7.1.7.2$Linux_X86_64 LibreOffice_project/10$Build-2</meta:generator>
    <dc:date>2022-03-14T16:41:03.655453817</dc:date>
    <meta:editing-duration>P6DT1H32M19S</meta:editing-duration>
    <meta:editing-cycles>80</meta:editing-cycles>
    <meta:document-statistic meta:table-count="0" meta:image-count="0" meta:object-count="0" meta:page-count="5" meta:paragraph-count="139" meta:word-count="849" meta:character-count="4425" meta:non-whitespace-character-count="3524"/>
  </office:meta>
</office:document-meta>
</file>